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a13c"/>
    </style:style>
    <style:style style:name="P2" style:family="paragraph" style:parent-style-name="Standard">
      <style:text-properties officeooo:paragraph-rsid="0005fe6c"/>
    </style:style>
    <style:style style:name="P3" style:family="paragraph" style:parent-style-name="Standard">
      <style:text-properties officeooo:paragraph-rsid="00079592"/>
    </style:style>
    <style:style style:name="P4" style:family="paragraph" style:parent-style-name="Standard">
      <style:text-properties officeooo:rsid="000a3405" officeooo:paragraph-rsid="000a3405"/>
    </style:style>
    <style:style style:name="P5" style:family="paragraph" style:parent-style-name="Standard">
      <style:text-properties officeooo:paragraph-rsid="000a3405"/>
    </style:style>
    <style:style style:name="P6" style:family="paragraph" style:parent-style-name="Standard">
      <style:text-properties officeooo:paragraph-rsid="000bc5b3"/>
    </style:style>
    <style:style style:name="T1" style:family="text">
      <style:text-properties officeooo:rsid="0002a13c"/>
    </style:style>
    <style:style style:name="T2" style:family="text">
      <style:text-properties officeooo:rsid="0004274c"/>
    </style:style>
    <style:style style:name="T3" style:family="text">
      <style:text-properties officeooo:rsid="0005fe6c"/>
    </style:style>
    <style:style style:name="T4" style:family="text">
      <style:text-properties officeooo:rsid="00079592"/>
    </style:style>
    <style:style style:name="T5" style:family="text">
      <style:text-properties officeooo:rsid="000a3405"/>
    </style:style>
    <style:style style:name="T6" style:family="text">
      <style:text-properties officeooo:rsid="000bc5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lectricity Use by Year by State: </text:span><text:a xlink:type="simple" xlink:href="https://www.eia.gov/electricity/data.php#sales" text:style-name="Internet_20_link" text:visited-style-name="Visited_20_Internet_20_Link">https://www.eia.gov/electricity/data.php#sales</text:a> </text:p>
      <text:p text:style-name="P1"><text:span text:style-name="T1">Plug-in and HEV sales by year by model: </text:span><text:a xlink:type="simple" xlink:href="https://afdc.energy.gov/data/search?q=hybrid+sales" text:style-name="Internet_20_link" text:visited-style-name="Visited_20_Internet_20_Link">https://afdc.energy.gov/data/search?q=hybrid+sales</text:a> </text:p>
      <text:p text:style-name="P1"><text:span text:style-name="T1">Public Transportation: </text:span><text:a xlink:type="simple" xlink:href="https://www.transit.dot.gov/ntd/data-product/monthly-module-adjusted-data-release" text:style-name="Internet_20_link" text:visited-style-name="Visited_20_Internet_20_Link">https://www.transit.dot.gov/ntd/data-product/monthly-module-adjusted-data-release</text:a> </text:p>
      <text:p text:style-name="P1"><text:span text:style-name="T1">MeatSDFull: </text:span><text:a xlink:type="simple" xlink:href="https://www.ers.usda.gov/data-products/livestock-meat-domestic-data/livestock-meat-domestic-data/" text:style-name="Internet_20_link" text:visited-style-name="Visited_20_Internet_20_Link">https://www.ers.usda.gov/data-products/livestock-meat-domestic-data/livestock-meat-domestic-data/</text:a> </text:p>
      <text:p text:style-name="P1"><text:span text:style-name="T2">Waste and Recycling: </text:span><text:a xlink:type="simple" xlink:href="https://catalog.data.gov/dataset/sustainable-materials-management-smm-materials-and-waste-management-in-the-united-states-key-f" text:style-name="Internet_20_link" text:visited-style-name="Visited_20_Internet_20_Link">https://catalog.data.gov/dataset/sustainable-materials-management-smm-materials-and-waste-management-in-the-united-states-key-f</text:a> </text:p>
      <text:p text:style-name="P2"><text:span text:style-name="T3">POPTOTUSA: </text:span><text:a xlink:type="simple" xlink:href="https://fred.stlouisfed.org/series/POPTOTUSA647NWDB" text:style-name="Internet_20_link" text:visited-style-name="Visited_20_Internet_20_Link">https://fred.stlouisfed.org/series/POPTOTUSA647NWDB</text:a> </text:p>
      <text:p text:style-name="P3"><text:span text:style-name="T4">Car sales tot (in mil of sales): </text:span><text:a xlink:type="simple" xlink:href="https://fred.stlouisfed.org/series/TOTALSA" text:style-name="Internet_20_link" text:visited-style-name="Visited_20_Internet_20_Link">https://fred.stlouisfed.org/series/TOTALSA</text:a> </text:p>
      <text:p text:style-name="P3"/>
      <text:p text:style-name="P5"><text:span text:style-name="T5">gas prices: </text:span><text:a xlink:type="simple" xlink:href="https://www.eia.gov/dnav/pet/hist/LeafHandler.ashx?n=pet&amp;s=emm_epm0_pte_nus_dpg&amp;f=a" text:style-name="Internet_20_link" text:visited-style-name="Visited_20_Internet_20_Link">https://www.eia.gov/dnav/pet/hist/LeafHandler.ashx?n=pet&amp;s=emm_epm0_pte_nus_dpg&amp;f=a</text:a> </text:p>
      <text:p text:style-name="P4">meat prices: <text:a xlink:type="simple" xlink:href="https://www.ers.usda.gov/data-products/meat-price-spreads/" text:style-name="Internet_20_link" text:visited-style-name="Visited_20_Internet_20_Link">https://www.ers.usda.gov/data-products/meat-price-spreads/</text:a></text:p>
      <text:p text:style-name="P4">electricity prices: <text:a xlink:type="simple" xlink:href="https://www.statista.com/statistics/183700/us-average-retail-electricity-price-since-1990/" text:style-name="Internet_20_link" text:visited-style-name="Visited_20_Internet_20_Link">https://www.statista.com/statistics/183700/us-average-retail-electricity-price-since-1990/</text:a></text:p>
      <text:p text:style-name="P6"><text:span text:style-name="T6">CPI: </text:span><text:a xlink:type="simple" xlink:href="https://www.usinflationcalculator.com/inflation/consumer-price-index-and-annual-percent-changes-from-1913-to-2008/" text:style-name="Internet_20_link" text:visited-style-name="Visited_20_Internet_20_Link">https://www.usinflationcalculator.com/inflation/consumer-price-index-and-annual-percent-changes-from-1913-to-2008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0:51:17.398000000</meta:creation-date>
    <dc:date>2019-09-20T12:14:55.250000000</dc:date>
    <meta:editing-duration>PT52M6S</meta:editing-duration>
    <meta:editing-cycles>5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11" meta:word-count="46" meta:character-count="1072" meta:non-whitespace-character-count="1028"/>
  </office:meta>
</office:document-meta>
</file>